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5000002F056E263D327D511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CR OSD Mono" svg:font-family="'VCR OSD Mono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7.489cm" svg:height="15.506cm" svg:x="0.011cm" svg:y="0cm">
          <draw:image xlink:href="Pictures/1000020100000535000002F056E263D327D511B4.png" xlink:type="simple" xlink:show="embed" xlink:actuate="onLoad" loext:mime-type="image/png">
            <text:p/>
          </draw:image>
        </draw:frame>
        <draw:frame draw:style-name="gr2" draw:text-style-name="P2" draw:layer="layout" svg:width="4.134cm" svg:height="0.746cm" svg:x="2.4cm" svg:y="3.99cm">
          <draw:text-box>
            <text:p>Jamón, Piña</text:p>
          </draw:text-box>
        </draw:frame>
        <draw:frame draw:style-name="gr2" draw:text-style-name="P2" draw:layer="layout" svg:width="3.474cm" svg:height="0.746cm" svg:x="2.749cm" svg:y="6.268cm">
          <draw:text-box>
            <text:p>Pepperoni</text:p>
          </draw:text-box>
        </draw:frame>
        <draw:frame draw:style-name="gr2" draw:text-style-name="P2" draw:layer="layout" svg:width="7.106cm" svg:height="0.746cm" svg:x="0.9cm" svg:y="8.6cm">
          <draw:text-box>
            <text:p>Pepperoni, Champiñón</text:p>
          </draw:text-box>
        </draw:frame>
        <draw:frame draw:style-name="gr2" draw:text-style-name="P2" draw:layer="layout" svg:width="7.436cm" svg:height="0.746cm" svg:x="0.6cm" svg:y="11cm">
          <draw:text-box>
            <text:p>Atún,Cebolla,Pimiento</text:p>
          </draw:text-box>
        </draw:frame>
        <draw:frame draw:style-name="gr2" draw:text-style-name="P2" draw:layer="layout" svg:width="8.097cm" svg:height="0.746cm" svg:x="0.4cm" svg:y="13.1cm">
          <draw:text-box>
            <text:p>Champiñón,Piña,Pimient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CR OSD Mono" svg:font-family="'VCR OSD Mono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true" style:text-line-through-style="none" style:text-line-through-type="none" style:font-name="VCR OSD Mono" fo:font-family="'VCR OSD Mono'" style:font-style-name="Normal" style:font-pitch="fixed" fo:font-size="16pt" fo:font-style="normal" fo:text-shadow="1pt 1pt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24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1T21:45:52.013349239</dc:date>
    <meta:editing-duration>PT4M41S</meta:editing-duration>
    <meta:editing-cycles>1</meta:editing-cycles>
    <meta:document-statistic meta:object-count="6"/>
    <meta:generator>LibreOffice/6.4.7.2$Linux_X86_64 LibreOffice_project/40$Build-2</meta:generator>
  </office:meta>
</office:document-meta>
</file>